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0597in" fo:margin-left="0.4347in" fo:margin-top="0.05in" fo:margin-bottom="0in" table:align="left"/>
    </style:style>
    <style:style style:name="Table7.A" style:family="table-column">
      <style:table-column-properties style:column-width="6.0597in"/>
    </style:style>
    <style:style style:name="Table7.A1" style:family="table-cell">
      <style:table-cell-properties fo:background-color="#e6e6ff" fo:padding="0.0382in" fo:border="0.05pt solid #000000">
        <style:background-image/>
      </style:table-cell-properties>
    </style:style>
    <style:style style:name="Table4" style:family="table">
      <style:table-properties style:width="6.0597in" fo:margin-left="0.4347in" fo:margin-top="0.05in" fo:margin-bottom="0in" table:align="left"/>
    </style:style>
    <style:style style:name="Table4.A" style:family="table-column">
      <style:table-column-properties style:column-width="6.0597in"/>
    </style:style>
    <style:style style:name="Table4.A1" style:family="table-cell">
      <style:table-cell-properties fo:background-color="#e6e6ff" fo:padding="0.0382in" fo:border="0.05pt solid #000000">
        <style:background-image/>
      </style:table-cell-properties>
    </style:style>
    <style:style style:name="Table5" style:family="table">
      <style:table-properties style:width="6.0625in" fo:margin-left="0.4347in" fo:margin-top="0.05in" fo:margin-bottom="0in" table:align="left"/>
    </style:style>
    <style:style style:name="Table5.A" style:family="table-column">
      <style:table-column-properties style:column-width="6.0625in"/>
    </style:style>
    <style:style style:name="Table5.A1" style:family="table-cell">
      <style:table-cell-properties fo:background-color="#e6e6ff" fo:padding="0.0382in" fo:border="0.05pt solid #000000">
        <style:background-image/>
      </style:table-cell-properties>
    </style:style>
    <style:style style:name="Table6" style:family="table">
      <style:table-properties style:width="6.0625in" fo:margin-left="0.4347in" fo:margin-top="0.05in" fo:margin-bottom="0in" table:align="left"/>
    </style:style>
    <style:style style:name="Table6.A" style:family="table-column">
      <style:table-column-properties style:column-width="6.0625in"/>
    </style:style>
    <style:style style:name="Table6.A1" style:family="table-cell">
      <style:table-cell-properties fo:background-color="#e6e6ff" fo:padding="0.0382in" fo:border="0.05pt solid #000000">
        <style:background-image/>
      </style:table-cell-properties>
    </style:style>
    <style:style style:name="Table3" style:family="table">
      <style:table-properties style:width="6.0625in" fo:margin-left="0.4347in" table:align="left"/>
    </style:style>
    <style:style style:name="Table3.A" style:family="table-column">
      <style:table-column-properties style:column-width="6.0625in"/>
    </style:style>
    <style:style style:name="Table3.A1" style:family="table-cell">
      <style:table-cell-properties fo:background-color="#e6e6ff" fo:padding="0.0382in" fo:border="0.05pt solid #000000">
        <style:background-image/>
      </style:table-cell-properties>
    </style:style>
    <style:style style:name="Table1" style:family="table">
      <style:table-properties style:width="6.0625in" fo:margin-left="0.4347in" table:align="left"/>
    </style:style>
    <style:style style:name="Table1.A" style:family="table-column">
      <style:table-column-properties style:column-width="6.0625in"/>
    </style:style>
    <style:style style:name="Table1.A1" style:family="table-cell">
      <style:table-cell-properties fo:background-color="#e6e6ff" fo:padding="0.0382in" fo:border="0.05pt solid #000000">
        <style:background-image/>
      </style:table-cell-properties>
    </style:style>
    <style:style style:name="Table2" style:family="table">
      <style:table-properties style:width="6in" fo:margin-left="0.4833in" table:align="left"/>
    </style:style>
    <style:style style:name="Table2.A" style:family="table-column">
      <style:table-column-properties style:column-width="6in"/>
    </style:style>
    <style:style style:name="Table2.A1" style:family="table-cell">
      <style:table-cell-properties fo:background-color="#e6e6ff" fo:padding="0.0382in" fo:border="0.05pt solid #000000">
        <style:background-image/>
      </style:table-cell-properties>
    </style:style>
    <style:style style:name="Table8" style:family="table">
      <style:table-properties style:width="6.0625in" fo:margin-left="0.4347in" table:align="left"/>
    </style:style>
    <style:style style:name="Table8.A" style:family="table-column">
      <style:table-column-properties style:column-width="6.0625in"/>
    </style:style>
    <style:style style:name="Table8.A1" style:family="table-cell">
      <style:table-cell-properties fo:background-color="#e6e6ff" fo:padding="0.0382in" fo:border="0.05pt solid #000000">
        <style:background-image/>
      </style:table-cell-properties>
    </style:style>
    <style:style style:name="Table9" style:family="table">
      <style:table-properties style:width="6in" fo:margin-left="0.4833in" table:align="left"/>
    </style:style>
    <style:style style:name="Table9.A" style:family="table-column">
      <style:table-column-properties style:column-width="6in"/>
    </style:style>
    <style:style style:name="Table9.A1" style:family="table-cell">
      <style:table-cell-properties fo:background-color="#e6e6ff" fo:padding="0.0382in" fo:border="0.05pt solid #000000">
        <style:background-image/>
      </style:table-cell-properties>
    </style:style>
    <style:style style:name="Table10" style:family="table">
      <style:table-properties style:width="6in" fo:margin-left="0.4833in" table:align="left"/>
    </style:style>
    <style:style style:name="Table10.A" style:family="table-column">
      <style:table-column-properties style:column-width="6in"/>
    </style:style>
    <style:style style:name="Table10.A1" style:family="table-cell">
      <style:table-cell-properties fo:background-color="#e6e6ff" fo:padding="0.0382in" fo:border="0.05pt solid #000000">
        <style:background-image/>
      </style:table-cell-properties>
    </style:style>
    <style:style style:name="Table11" style:family="table">
      <style:table-properties style:width="6in" fo:margin-left="0.4833in" table:align="left"/>
    </style:style>
    <style:style style:name="Table11.A" style:family="table-column">
      <style:table-column-properties style:column-width="6in"/>
    </style:style>
    <style:style style:name="Table11.A1" style:family="table-cell">
      <style:table-cell-properties fo:background-color="#e6e6ff" fo:padding="0.0382in" fo:border="0.05pt solid #000000">
        <style:background-image/>
      </style:table-cell-properties>
    </style:style>
    <style:style style:name="Table12" style:family="table">
      <style:table-properties style:width="6in" fo:margin-left="0.4833in" table:align="left"/>
    </style:style>
    <style:style style:name="Table12.A" style:family="table-column">
      <style:table-column-properties style:column-width="6in"/>
    </style:style>
    <style:style style:name="Table12.A1" style:family="table-cell">
      <style:table-cell-properties fo:background-color="#e6e6ff" fo:padding="0.0382in" fo:border="0.05pt solid #000000">
        <style:background-image/>
      </style:table-cell-properties>
    </style:style>
    <style:style style:name="Table13" style:family="table">
      <style:table-properties style:width="6in" fo:margin-left="0.4833in" table:align="left"/>
    </style:style>
    <style:style style:name="Table13.A" style:family="table-column">
      <style:table-column-properties style:column-width="6in"/>
    </style:style>
    <style:style style:name="Table13.A1" style:family="table-cell">
      <style:table-cell-properties fo:background-color="#e6e6ff" fo:padding="0.0382in" fo:border="0.05pt solid #000000">
        <style:background-image/>
      </style:table-cell-properties>
    </style:style>
    <style:style style:name="Table14" style:family="table">
      <style:table-properties style:width="6in" fo:margin-left="0.4833in" table:align="left"/>
    </style:style>
    <style:style style:name="Table14.A" style:family="table-column">
      <style:table-column-properties style:column-width="6in"/>
    </style:style>
    <style:style style:name="Table14.A1" style:family="table-cell">
      <style:table-cell-properties fo:background-color="#e6e6ff" fo:padding="0.0382in" fo:border="0.05pt solid #000000">
        <style:background-image/>
      </style:table-cell-properties>
    </style:style>
    <style:style style:name="P1" style:family="paragraph" style:parent-style-name="Header">
      <style:text-properties officeooo:rsid="000a1d6e" officeooo:paragraph-rsid="000a1d6e"/>
    </style:style>
    <style:style style:name="P2" style:family="paragraph" style:parent-style-name="Standard">
      <style:text-properties officeooo:rsid="000a1d6e" officeooo:paragraph-rsid="000a1d6e"/>
    </style:style>
    <style:style style:name="P3" style:family="paragraph" style:parent-style-name="Standard">
      <style:text-properties officeooo:paragraph-rsid="000a1d6e"/>
    </style:style>
    <style:style style:name="P4" style:family="paragraph" style:parent-style-name="Standard">
      <style:text-properties officeooo:rsid="00167bcb" officeooo:paragraph-rsid="001a019f"/>
    </style:style>
    <style:style style:name="P5" style:family="paragraph" style:parent-style-name="Standard">
      <style:text-properties officeooo:rsid="001baaf2" officeooo:paragraph-rsid="001baaf2"/>
    </style:style>
    <style:style style:name="P6" style:family="paragraph" style:parent-style-name="Standard">
      <style:text-properties officeooo:paragraph-rsid="0027de09"/>
    </style:style>
    <style:style style:name="P7" style:family="paragraph" style:parent-style-name="Text_20_body">
      <style:text-properties officeooo:paragraph-rsid="001a019f"/>
    </style:style>
    <style:style style:name="P8" style:family="paragraph" style:parent-style-name="Text_20_body">
      <style:text-properties officeooo:rsid="002e6190" officeooo:paragraph-rsid="002e6190"/>
    </style:style>
    <style:style style:name="P9" style:family="paragraph" style:parent-style-name="Text_20_body">
      <style:paragraph-properties fo:margin-top="0in" fo:margin-bottom="0in" loext:contextual-spacing="true"/>
      <style:text-properties officeooo:rsid="0020e0c1" officeooo:paragraph-rsid="0020e0c1"/>
    </style:style>
    <style:style style:name="P10" style:family="paragraph" style:parent-style-name="Preformatted_20_Text">
      <style:text-properties officeooo:paragraph-rsid="00183aa8"/>
    </style:style>
    <style:style style:name="P11" style:family="paragraph" style:parent-style-name="Preformatted_20_Text">
      <style:text-properties officeooo:paragraph-rsid="001a019f"/>
    </style:style>
    <style:style style:name="P12" style:family="paragraph" style:parent-style-name="Preformatted_20_Text">
      <style:text-properties officeooo:paragraph-rsid="001baaf2"/>
    </style:style>
    <style:style style:name="P13" style:family="paragraph" style:parent-style-name="Preformatted_20_Text">
      <style:text-properties officeooo:paragraph-rsid="0023175a"/>
    </style:style>
    <style:style style:name="P14" style:family="paragraph" style:parent-style-name="Preformatted_20_Text">
      <style:paragraph-properties fo:margin-top="0in" fo:margin-bottom="0.0201in" loext:contextual-spacing="false"/>
    </style:style>
    <style:style style:name="P15" style:family="paragraph" style:parent-style-name="Preformatted_20_Text">
      <style:paragraph-properties fo:margin-top="0in" fo:margin-bottom="0.0201in" loext:contextual-spacing="false"/>
      <style:text-properties officeooo:paragraph-rsid="00183aa8"/>
    </style:style>
    <style:style style:name="P16" style:family="paragraph" style:parent-style-name="Preformatted_20_Text">
      <style:paragraph-properties fo:margin-top="0in" fo:margin-bottom="0.0201in" loext:contextual-spacing="false"/>
      <style:text-properties style:font-name="Liberation Mono" fo:font-size="10pt" officeooo:rsid="00163d8d" officeooo:paragraph-rsid="00183aa8" style:font-name-asian="Liberation Mono" style:font-size-asian="10pt" style:font-name-complex="Liberation Mono" style:font-size-complex="10pt"/>
    </style:style>
    <style:style style:name="P17" style:family="paragraph" style:parent-style-name="Preformatted_20_Text">
      <style:paragraph-properties fo:margin-top="0in" fo:margin-bottom="0.0201in" loext:contextual-spacing="false"/>
      <style:text-properties officeooo:paragraph-rsid="001a019f"/>
    </style:style>
    <style:style style:name="P18" style:family="paragraph" style:parent-style-name="Standard" style:list-style-name="L1">
      <style:text-properties officeooo:rsid="000aad76" officeooo:paragraph-rsid="000aad76"/>
    </style:style>
    <style:style style:name="P19" style:family="paragraph" style:parent-style-name="Standard" style:list-style-name="L1">
      <style:text-properties officeooo:rsid="000e5b57" officeooo:paragraph-rsid="000e5b57"/>
    </style:style>
    <style:style style:name="P20" style:family="paragraph" style:parent-style-name="Standard" style:list-style-name="L1">
      <style:text-properties officeooo:rsid="000e5b57" officeooo:paragraph-rsid="0030527b"/>
    </style:style>
    <style:style style:name="P21" style:family="paragraph" style:parent-style-name="Standard" style:list-style-name="L1">
      <style:text-properties officeooo:rsid="000e5b57" officeooo:paragraph-rsid="00317e61"/>
    </style:style>
    <style:style style:name="P22" style:family="paragraph" style:parent-style-name="Standard" style:list-style-name="L1">
      <style:text-properties officeooo:rsid="000e5b57" officeooo:paragraph-rsid="003d3579"/>
    </style:style>
    <style:style style:name="P23" style:family="paragraph" style:parent-style-name="Standard">
      <style:text-properties officeooo:paragraph-rsid="0023175a"/>
    </style:style>
    <style:style style:name="P24" style:family="paragraph" style:parent-style-name="Standard">
      <style:text-properties officeooo:paragraph-rsid="0027de09"/>
    </style:style>
    <style:style style:name="P25" style:family="paragraph" style:parent-style-name="Standard">
      <style:text-properties officeooo:rsid="0011daf0" officeooo:paragraph-rsid="0043a961"/>
    </style:style>
    <style:style style:name="P26" style:family="paragraph" style:parent-style-name="Standard">
      <style:text-properties officeooo:paragraph-rsid="00491661"/>
    </style:style>
    <style:style style:name="P27" style:family="paragraph" style:parent-style-name="Heading_20_3">
      <style:text-properties officeooo:paragraph-rsid="0011daf0"/>
    </style:style>
    <style:style style:name="P28" style:family="paragraph" style:parent-style-name="Heading_20_3">
      <style:text-properties officeooo:rsid="0011daf0" officeooo:paragraph-rsid="001ef836"/>
    </style:style>
    <style:style style:name="P29" style:family="paragraph" style:parent-style-name="Preformatted_20_Text">
      <style:text-properties style:font-name="Liberation Mono" fo:font-size="10pt" officeooo:rsid="00415b30" officeooo:paragraph-rsid="00415b30" style:font-name-asian="Liberation Mono" style:font-size-asian="10pt" style:font-name-complex="Liberation Mono" style:font-size-complex="10pt"/>
    </style:style>
    <style:style style:name="P30" style:family="paragraph" style:parent-style-name="Preformatted_20_Text">
      <style:text-properties officeooo:rsid="00432115" officeooo:paragraph-rsid="00183aa8"/>
    </style:style>
    <style:style style:name="P31" style:family="paragraph" style:parent-style-name="Preformatted_20_Text">
      <style:text-properties officeooo:rsid="00432115" officeooo:paragraph-rsid="00432115"/>
    </style:style>
    <style:style style:name="P32" style:family="paragraph" style:parent-style-name="Preformatted_20_Text">
      <style:text-properties officeooo:rsid="00432115" officeooo:paragraph-rsid="0043a961"/>
    </style:style>
    <style:style style:name="P33" style:family="paragraph" style:parent-style-name="Preformatted_20_Text">
      <style:text-properties officeooo:rsid="00453bf5" officeooo:paragraph-rsid="00453bf5"/>
    </style:style>
    <style:style style:name="P34" style:family="paragraph" style:parent-style-name="Preformatted_20_Text">
      <style:text-properties officeooo:rsid="00467760" officeooo:paragraph-rsid="00467760"/>
    </style:style>
    <style:style style:name="P35" style:family="paragraph" style:parent-style-name="Preformatted_20_Text">
      <style:paragraph-properties fo:margin-top="0in" fo:margin-bottom="0.0201in" loext:contextual-spacing="false"/>
    </style:style>
    <style:style style:name="P36" style:family="paragraph" style:parent-style-name="Preformatted_20_Text">
      <style:paragraph-properties fo:margin-top="0in" fo:margin-bottom="0.0201in" loext:contextual-spacing="false"/>
      <style:text-properties officeooo:paragraph-rsid="003e8adf"/>
    </style:style>
    <style:style style:name="P37" style:family="paragraph" style:parent-style-name="Caption">
      <style:paragraph-properties fo:text-align="center" style:justify-single-word="false"/>
    </style:style>
    <style:style style:name="P38" style:family="paragraph" style:parent-style-name="Caption">
      <style:paragraph-properties fo:text-align="center" style:justify-single-word="false"/>
      <style:text-properties officeooo:rsid="00374301" officeooo:paragraph-rsid="00374301"/>
    </style:style>
    <style:style style:name="P39" style:family="paragraph" style:parent-style-name="Heading_20_2">
      <style:text-properties officeooo:paragraph-rsid="0020e0c1"/>
    </style:style>
    <style:style style:name="P40" style:family="paragraph" style:parent-style-name="Heading_20_2">
      <style:paragraph-properties fo:break-before="page"/>
    </style:style>
    <style:style style:name="P41" style:family="paragraph" style:parent-style-name="Text_20_body">
      <style:text-properties officeooo:rsid="003074a1" officeooo:paragraph-rsid="003074a1"/>
    </style:style>
    <style:style style:name="P42" style:family="paragraph" style:parent-style-name="Text_20_body">
      <style:text-properties officeooo:rsid="00374301" officeooo:paragraph-rsid="00374301"/>
    </style:style>
    <style:style style:name="P43" style:family="paragraph" style:parent-style-name="Text_20_body">
      <style:text-properties officeooo:rsid="003e8adf" officeooo:paragraph-rsid="003fad90"/>
    </style:style>
    <style:style style:name="P44" style:family="paragraph" style:parent-style-name="Text_20_body">
      <style:text-properties officeooo:rsid="001225a7" officeooo:paragraph-rsid="004250bd"/>
    </style:style>
    <style:style style:name="P45" style:family="paragraph" style:parent-style-name="Text_20_body">
      <style:text-properties officeooo:rsid="0011daf0" officeooo:paragraph-rsid="0011daf0"/>
    </style:style>
    <style:style style:name="P46" style:family="paragraph" style:parent-style-name="Text_20_body">
      <style:text-properties officeooo:rsid="0011daf0" officeooo:paragraph-rsid="0043a961"/>
    </style:style>
    <style:style style:name="P47" style:family="paragraph" style:parent-style-name="Text_20_body">
      <style:text-properties officeooo:rsid="004d09a3" officeooo:paragraph-rsid="004d09a3"/>
    </style:style>
    <style:style style:name="T1" style:family="text">
      <style:text-properties officeooo:rsid="000a1d6e"/>
    </style:style>
    <style:style style:name="T2" style:family="text">
      <style:text-properties officeooo:rsid="000aad76"/>
    </style:style>
    <style:style style:name="T3" style:family="text">
      <style:text-properties style:text-position="super 58%" officeooo:rsid="000aad76"/>
    </style:style>
    <style:style style:name="T4" style:family="text">
      <style:text-properties style:text-position="super 58%" officeooo:rsid="000e5b57"/>
    </style:style>
    <style:style style:name="T5" style:family="text">
      <style:text-properties style:text-position="super 58%" officeooo:rsid="0033dc31"/>
    </style:style>
    <style:style style:name="T6" style:family="text">
      <style:text-properties style:text-position="super 58%" officeooo:rsid="0034d4a6"/>
    </style:style>
    <style:style style:name="T7" style:family="text">
      <style:text-properties officeooo:rsid="000dd384"/>
    </style:style>
    <style:style style:name="T8" style:family="text">
      <style:text-properties officeooo:rsid="000e0a68"/>
    </style:style>
    <style:style style:name="T9" style:family="text">
      <style:text-properties officeooo:rsid="000e5b57"/>
    </style:style>
    <style:style style:name="T10" style:family="text">
      <style:text-properties style:text-position="0% 100%" officeooo:rsid="000e5b57"/>
    </style:style>
    <style:style style:name="T11" style:family="text">
      <style:text-properties style:text-position="0% 100%" officeooo:rsid="0026959c"/>
    </style:style>
    <style:style style:name="T12" style:family="text">
      <style:text-properties style:text-position="0% 100%" officeooo:rsid="00275a88"/>
    </style:style>
    <style:style style:name="T13" style:family="text">
      <style:text-properties style:text-position="0% 100%" officeooo:rsid="000e0a68"/>
    </style:style>
    <style:style style:name="T14" style:family="text">
      <style:text-properties style:text-position="0% 100%" officeooo:rsid="0027de09"/>
    </style:style>
    <style:style style:name="T15" style:family="text">
      <style:text-properties style:text-position="0% 100%" officeooo:rsid="003197b0"/>
    </style:style>
    <style:style style:name="T16" style:family="text">
      <style:text-properties style:text-position="0% 100%" officeooo:rsid="00327553"/>
    </style:style>
    <style:style style:name="T17" style:family="text">
      <style:text-properties style:text-position="0% 100%" officeooo:rsid="0034d4a6"/>
    </style:style>
    <style:style style:name="T18" style:family="text">
      <style:text-properties officeooo:rsid="001a019f"/>
    </style:style>
    <style:style style:name="T19" style:family="text">
      <style:text-properties officeooo:rsid="001baaf2"/>
    </style:style>
    <style:style style:name="T20" style:family="text">
      <style:text-properties style:font-name="Times New Roman"/>
    </style:style>
    <style:style style:name="T21" style:family="text">
      <style:text-properties style:font-name="Times New Roman" officeooo:rsid="001baaf2"/>
    </style:style>
    <style:style style:name="T22" style:family="text">
      <style:text-properties style:font-name="Times New Roman" fo:font-style="italic" officeooo:rsid="000e5b57" style:font-style-asian="italic" style:font-style-complex="italic"/>
    </style:style>
    <style:style style:name="T23" style:family="text">
      <style:text-properties style:font-name="Times New Roman" fo:font-size="12pt" fo:font-style="italic" officeooo:rsid="001baaf2" style:font-size-asian="12pt" style:font-style-asian="italic" style:font-size-complex="12pt" style:font-style-complex="italic"/>
    </style:style>
    <style:style style:name="T24" style:family="text">
      <style:text-properties style:font-name="Times New Roman" fo:font-size="12pt" fo:font-style="italic" officeooo:rsid="00356734" style:font-size-asian="12pt" style:font-style-asian="italic" style:font-size-complex="12pt" style:font-style-complex="italic"/>
    </style:style>
    <style:style style:name="T25" style:family="text">
      <style:text-properties style:font-name="Times New Roman" officeooo:rsid="0047a839"/>
    </style:style>
    <style:style style:name="T26" style:family="text">
      <style:text-properties style:font-name="Times New Roman" officeooo:rsid="0048b1bb"/>
    </style:style>
    <style:style style:name="T27" style:family="text">
      <style:text-properties style:font-name="Times New Roman" officeooo:rsid="00491661"/>
    </style:style>
    <style:style style:name="T28" style:family="text">
      <style:text-properties style:font-name="Times New Roman" officeooo:rsid="0049cef3"/>
    </style:style>
    <style:style style:name="T29" style:family="text">
      <style:text-properties style:font-name="Times New Roman" officeooo:rsid="004ae891"/>
    </style:style>
    <style:style style:name="T30" style:family="text">
      <style:text-properties style:font-name="Liberation Mono"/>
    </style:style>
    <style:style style:name="T31" style:family="text">
      <style:text-properties style:font-name="Liberation Mono" officeooo:rsid="0023175a"/>
    </style:style>
    <style:style style:name="T32" style:family="text">
      <style:text-properties style:font-name="Liberation Mono" officeooo:rsid="000e0a68"/>
    </style:style>
    <style:style style:name="T33" style:family="text">
      <style:text-properties officeooo:rsid="0021bf46"/>
    </style:style>
    <style:style style:name="T34" style:family="text">
      <style:text-properties officeooo:rsid="0023175a"/>
    </style:style>
    <style:style style:name="T35" style:family="text">
      <style:text-properties officeooo:rsid="002edb04"/>
    </style:style>
    <style:style style:name="T36" style:family="text">
      <style:text-properties officeooo:rsid="0030527b"/>
    </style:style>
    <style:style style:name="T37" style:family="text">
      <style:text-properties officeooo:rsid="00317e61"/>
    </style:style>
    <style:style style:name="T38" style:family="text">
      <style:text-properties fo:font-size="12pt" fo:font-style="italic" officeooo:rsid="00356734" style:font-size-asian="12pt" style:font-style-asian="italic" style:font-size-complex="12pt" style:font-style-complex="italic"/>
    </style:style>
    <style:style style:name="T39" style:family="text">
      <style:text-properties officeooo:rsid="00374301"/>
    </style:style>
    <style:style style:name="T40" style:family="text">
      <style:text-properties style:font-name="Liberation Mono"/>
    </style:style>
    <style:style style:name="T41" style:family="text">
      <style:text-properties style:font-name="Liberation Mono" officeooo:rsid="00374301"/>
    </style:style>
    <style:style style:name="T42" style:family="text">
      <style:text-properties style:font-name="Liberation Mono" officeooo:rsid="0039af7a"/>
    </style:style>
    <style:style style:name="T43" style:family="text">
      <style:text-properties style:font-name="Liberation Mono" officeooo:rsid="003fad90"/>
    </style:style>
    <style:style style:name="T44" style:family="text">
      <style:text-properties style:font-name="Liberation Mono" officeooo:rsid="004250bd"/>
    </style:style>
    <style:style style:name="T45" style:family="text">
      <style:text-properties officeooo:rsid="0039af7a"/>
    </style:style>
    <style:style style:name="T46" style:family="text">
      <style:text-properties officeooo:rsid="003e8adf"/>
    </style:style>
    <style:style style:name="T47" style:family="text">
      <style:text-properties officeooo:rsid="003fad90"/>
    </style:style>
    <style:style style:name="T48" style:family="text">
      <style:text-properties officeooo:rsid="004250bd"/>
    </style:style>
    <style:style style:name="T49" style:family="text">
      <style:text-properties officeooo:rsid="00432115"/>
    </style:style>
    <style:style style:name="T50" style:family="text">
      <style:text-properties officeooo:rsid="00453b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Communication</text:h>
      <text:p text:style-name="P2">For this project on interprocess communication I implemented several producer processes to send data to a complementary consumer process.</text:p>
      <text:h text:style-name="Heading_20_2" text:outline-level="2">Tools &amp; Environment</text:h>
      <text:p text:style-name="P3"><text:span text:style-name="T1">Because there is no language restriction for the project, I decided to try a new language called Rust that I have been reading about recently. </text:span>The development <text:span text:style-name="T7">of the Rust language </text:span>started in 2006; initially it was done by Graydon Hoare, with Mozilla Labs joining the project in 2009. The first supported release of the language Rust 0.1 was released in January 2012.<text:span text:style-name="T3">[</text:span><text:span text:style-name="T3"><text:bookmark-ref text:reference-format="number" text:ref-name="__RefHeading__3_1716983057">1</text:bookmark-ref></text:span><text:span text:style-name="T3">]</text:span><text:span text:style-name="T2"> Today it is at version 1.3. The Rust language has been gaining popularity due to it being a system language like C with a focus on memory safety.</text:span></text:p>
      <text:p text:style-name="P6"><text:span text:style-name="T8"><text:tab/>I am developing on the Surface Pro 2 tablet computer with Windows 8.1 Pro 64-bit and also in Linux depending on my location. </text:span><text:span text:style-name="T11">I normally use an IDE when programming. </text:span><text:span text:style-name="T15">However, </text:span><text:span text:style-name="T11">Rust is a newer language and does not have a stable IDE configuration. I instead opted to use Vim with a few plugins that will do syntax highlighting </text:span><text:span text:style-name="T12">(rust.vim)</text:span><text:span text:style-name="T11"> and inline intellisense code completion </text:span><text:span text:style-name="T12">(vim-racer)</text:span><text:span text:style-name="T11">.</text:span><text:span text:style-name="T13"> I am </text:span><text:span text:style-name="T14">also</text:span><text:span text:style-name="T13"> using Notepad++ a coding text editor.</text:span><text:span text:style-name="T11"> <text:tab/></text:span><text:span text:style-name="T8">Currently Rust comes packaged with a build management tool called Cargo. I can run </text:span><text:span text:style-name="T32">cargo build</text:span><text:span text:style-name="T8"> or </text:span><text:span text:style-name="T32">cargo run</text:span><text:span text:style-name="T8"> from the command line to easily compile the source into an executable file. Cargo also manages external dependencies. Libraries called </text:span><text:span text:style-name="T22">crates</text:span><text:span text:style-name="T9"> can be added to a build configuration file and Cargo will automatically download them during the build.</text:span><text:span text:style-name="T4">[</text:span><text:span text:style-name="T4"><text:bookmark-ref text:reference-format="number" text:ref-name="__RefHeading__15_1716983057">2</text:bookmark-ref></text:span><text:span text:style-name="T4">] </text:span></text:p>
      <text:p text:style-name="P6"><text:span text:style-name="T10"><text:tab/></text:span><text:span text:style-name="T15">The documentation for </text:span><text:span text:style-name="T16">R</text:span><text:span text:style-name="T15">ust </text:span><text:span text:style-name="T16">standard library</text:span><text:span text:style-name="T5">[</text:span><text:span text:style-name="T5"><text:bookmark-ref text:reference-format="number" text:ref-name="__RefHeading__547_1797936437">3</text:bookmark-ref></text:span><text:span text:style-name="T5">]</text:span><text:span text:style-name="T15"> </text:span><text:span text:style-name="T16">is very informative. I have found most of the answers to any problems I was having through reading the documentation. I especially like that many of the methods in each standard module include example code with the documentation. I think standard libraries in other language, such as Java, could really benefit by including example code. </text:span><text:span text:style-name="T17">There are also several books offered alongside the documentation to help learn the language.</text:span><text:span text:style-name="T6">[</text:span><text:span text:style-name="T6"><text:bookmark-ref text:reference-format="number" text:ref-name="__RefHeading__557_1797936437">4</text:bookmark-ref></text:span><text:span text:style-name="T6">]</text:span></text:p>
      <text:h text:style-name="P39" text:outline-level="2">Design</text:h>
      <text:p text:style-name="P9">Both the producer and consumer processes will include file output. The producer will output the generated data to one file, and the consumer will output the data it receives from the producer to another file. These two files can then be compared <text:span text:style-name="T33">to verify that the data was transferred correctly.</text:span></text:p>
      <text:p text:style-name="P23"><text:span text:style-name="T34"><text:tab/>Rust includes file system access and system io in the set of standard modules. I used the example implementation of writing and reading a file shown in </text:span><text:span text:style-name="T34"><text:reference-ref text:reference-format="text" text:ref-name="Code Sample 1">Code Sample 1</text:reference-ref></text:span><text:span text:style-name="T34">. The </text:span><text:span text:style-name="T31">File::create()</text:span><text:span text:style-name="T34"> method creates the text file and the </text:span><text:span text:style-name="T31">LineWriter</text:span><text:span text:style-name="T34"> is created using the file. This allows the use of write calls to output data to the file. I chose to use a </text:span><text:span text:style-name="T31">BufWriter</text:span><text:span text:style-name="T34"> for the actual implementation as it flushes the output when it leaves the scope rather than, as </text:span><text:span text:style-name="T31">LineWriter</text:span><text:span text:style-name="T34"> does, when a newline character is detected.</text:span></text:p>
      <text:p text:style-name="P23"/>
      <table:table table:name="Table7" table:style-name="Table7">
        <table:table-column table:style-name="Table7.A"/>
        <table:table-row>
          <table:table-cell table:style-name="Table7.A1" office:value-type="string">
            <text:p text:style-name="P13"><text:span text:style-name="Source_20_Text">use std::fs::File;</text:span></text:p>
            <text:p text:style-name="Preformatted_20_Text">use std::io::prelude::*;</text:p>
            <text:p text:style-name="Preformatted_20_Text">use std::io::LineWriter;</text:p>
            <text:p text:style-name="Preformatted_20_Text"/>
            <text:p text:style-name="Preformatted_20_Text">let road_not_taken = b"I shall be telling this with a sigh</text:p>
            <text:p text:style-name="Preformatted_20_Text">Somewhere ages and ages hence:</text:p>
            <text:p text:style-name="Preformatted_20_Text">Two roads diverged in a wood, and I -</text:p>
            <text:p text:style-name="Preformatted_20_Text"><text:soft-page-break/>I took the one less traveled by,</text:p>
            <text:p text:style-name="Preformatted_20_Text">And that has made all the difference.";</text:p>
            <text:p text:style-name="Preformatted_20_Text"/>
            <text:p text:style-name="Preformatted_20_Text">let file = try!(File::create("poem.txt"));</text:p>
            <text:p text:style-name="Preformatted_20_Text">let mut file = LineWriter::new(file);</text:p>
            <text:p text:style-name="Preformatted_20_Text"/>
            <text:p text:style-name="Preformatted_20_Text">for &amp;byte in road_not_taken.iter() {</text:p>
            <text:p text:style-name="Preformatted_20_Text"><text:s text:c="3"/>file.write(&amp;[byte]).unwrap();</text:p>
            <text:p text:style-name="Preformatted_20_Text">}</text:p>
            <text:p text:style-name="Preformatted_20_Text"/>
            <text:p text:style-name="Preformatted_20_Text">// let's check we did the right thing.</text:p>
            <text:p text:style-name="Preformatted_20_Text">let mut file = try!(File::open("poem.txt"));</text:p>
            <text:p text:style-name="Preformatted_20_Text">let mut contents = String::new();</text:p>
            <text:p text:style-name="Preformatted_20_Text"/>
            <text:p text:style-name="Preformatted_20_Text">try!(file.read_to_string(&amp;mut contents));</text:p>
            <text:p text:style-name="Preformatted_20_Text"/>
            <text:p text:style-name="P14">assert_eq!(contents.as_bytes(), &amp;road_not_taken[..]);</text:p>
          </table:table-cell>
        </table:table-row>
      </table:table>
      <text:p text:style-name="P37"><text:reference-mark-start text:name="Code Sample 1"/>Code Sample 1<text:reference-mark-end text:name="Code Sample 1"/>: Creating a file and writing to it using LineWriter.</text:p>
      <text:h text:style-name="Heading_20_3" text:outline-level="3">Producer</text:h>
      <text:p text:style-name="P7"><text:span text:style-name="T18">The producer for each implementation is tasked to transfer 100 data to the consumer. I chose to produce the data using a random number generator. Rust does not currently have a standard module for generating random numbers. I had to rely on an external crate library called </text:span><text:span text:style-name="Source_20_Text"><text:span text:style-name="T18">rand</text:span></text:span><text:span text:style-name="T18">. </text:span>This crate is <text:span text:style-name="T18">on </text:span><text:a xlink:type="simple" xlink:href="https://crates.io/crates/rand" text:style-name="Internet_20_link" text:visited-style-name="Visited_20_Internet_20_Link">crates.io</text:a> and <text:span text:style-name="T19">is </text:span>used by adding <text:span text:style-name="Source_20_Text">rand</text:span> to the dependencies in <text:span text:style-name="T19">the</text:span> project's <text:span text:style-name="Source_20_Text">Cargo.toml</text:span>. </text:p>
      <table:table table:name="Table4" table:style-name="Table4">
        <table:table-column table:style-name="Table4.A"/>
        <table:table-row>
          <table:table-cell table:style-name="Table4.A1" office:value-type="string">
            <text:p text:style-name="P11"><text:span text:style-name="Source_20_Text">[dependencies]</text:span></text:p>
            <text:p text:style-name="P17"><text:span text:style-name="Source_20_Text">rand = "0.3"</text:span></text:p>
          </table:table-cell>
        </table:table-row>
      </table:table>
      <text:p text:style-name="P4"/>
      <text:p text:style-name="P5">The <text:span text:style-name="Source_20_Text">rand</text:span><text:span text:style-name="Source_20_Text"><text:span text:style-name="T20"> crate can be accessed by placing an </text:span></text:span><text:span text:style-name="Source_20_Text"><text:span text:style-name="T30">extern crate</text:span></text:span><text:span text:style-name="Source_20_Text"><text:span text:style-name="T20"> reference in the source header.</text:span></text:span></text:p>
      <table:table table:name="Table5" table:style-name="Table5">
        <table:table-column table:style-name="Table5.A"/>
        <table:table-row>
          <table:table-cell table:style-name="Table5.A1" office:value-type="string">
            <text:p text:style-name="P12"><text:span text:style-name="Source_20_Text">extern crate rand;</text:span></text:p>
          </table:table-cell>
        </table:table-row>
      </table:table>
      <text:p text:style-name="P5"><text:span text:style-name="Source_20_Text"><text:span text:style-name="T20"/></text:span></text:p>
      <text:p text:style-name="P26"><text:span text:style-name="Source_20_Text"><text:span text:style-name="T21">I used</text:span></text:span><text:span text:style-name="Source_20_Text"><text:span text:style-name="T27"> the example </text:span></text:span><text:span text:style-name="Source_20_Text"><text:span text:style-name="T21">from the </text:span></text:span><text:span text:style-name="Source_20_Text"><text:span text:style-name="T19">rand</text:span></text:span><text:span text:style-name="Source_20_Text"><text:span text:style-name="T21"> documentation, </text:span></text:span><text:span text:style-name="Source_20_Text"><text:span text:style-name="T27">seen in</text:span></text:span><text:span text:style-name="Source_20_Text"><text:span text:style-name="T21"> </text:span></text:span><text:span text:style-name="Source_20_Text"><text:span text:style-name="T21"><text:reference-ref text:reference-format="text" text:ref-name="Code Sample 2">Code Sample 2</text:reference-ref></text:span></text:span><text:span text:style-name="Source_20_Text"><text:span text:style-name="T21">, that gives a monte carlo estimation of </text:span></text:span><text:bookmark text:name="monte-carlo-estimation-of-π"/><text:span text:style-name="Source_20_Text"><text:span text:style-name="T20">π</text:span></text:span><text:span text:style-name="T20"> </text:span><text:span text:style-name="T21">to generate the 100 random </text:span><text:span text:style-name="T25">bytes of data</text:span><text:span text:style-name="T21"> used as output from the producer</text:span><text:span text:style-name="T28">s</text:span><text:span text:style-name="T21">. </text:span><text:span text:style-name="T26">I also wanted to be able to write the random bytes to a file and copy the resulting strings into this document as a record. Therefore, I set the range of random byte values to be between 0x21 and 0x7E. This range of hex values represents the hex code</text:span><text:span text:style-name="T29">s</text:span><text:span text:style-name="T26"> associated with an arbitrary set of printable characters in the UTF-8 character set.</text:span></text:p>
      <table:table table:name="Table6" table:style-name="Table6">
        <table:table-column table:style-name="Table6.A"/>
        <table:table-row>
          <table:table-cell table:style-name="Table6.A1" office:value-type="string">
            <text:p text:style-name="P12"><text:span text:style-name="Source_20_Text">use rand::distributions::{IndependentSample, Range};</text:span></text:p>
            <text:p text:style-name="Preformatted_20_Text"/>
            <text:p text:style-name="Preformatted_20_Text">fn main() {</text:p>
            <text:p text:style-name="Preformatted_20_Text"><text:s text:c="3"/>let between = Range::new(-1f64, 1.);</text:p>
            <text:p text:style-name="Preformatted_20_Text"><text:s text:c="3"/>let mut rng = rand::thread_rng();</text:p>
            <text:p text:style-name="Preformatted_20_Text"/>
            <text:p text:style-name="Preformatted_20_Text"><text:s text:c="3"/>let total = 1_000_000;</text:p>
            <text:p text:style-name="Preformatted_20_Text"><text:s text:c="3"/>let mut in_circle = 0;</text:p>
            <text:p text:style-name="Preformatted_20_Text"/>
            <text:p text:style-name="Preformatted_20_Text"><text:s text:c="3"/>for _ in 0..total {</text:p>
            <text:p text:style-name="Preformatted_20_Text"><text:s text:c="7"/>let a = between.ind_sample(&amp;mut rng);</text:p>
            <text:p text:style-name="Preformatted_20_Text"><text:soft-page-break/><text:s text:c="7"/>let b = between.ind_sample(&amp;mut rng);</text:p>
            <text:p text:style-name="Preformatted_20_Text"><text:s text:c="7"/>if a*a + b*b &lt;= 1. {</text:p>
            <text:p text:style-name="Preformatted_20_Text"><text:s text:c="11"/>in_circle += 1;</text:p>
            <text:p text:style-name="Preformatted_20_Text"><text:s text:c="7"/>}</text:p>
            <text:p text:style-name="Preformatted_20_Text"><text:s text:c="3"/>}</text:p>
            <text:p text:style-name="Preformatted_20_Text"/>
            <text:p text:style-name="Preformatted_20_Text"><text:s text:c="3"/>// prints something close to 3.14159...</text:p>
            <text:p text:style-name="Preformatted_20_Text"><text:s text:c="3"/>println!("{}", 4. * (in_circle as f64) / (total as f64));</text:p>
            <text:p text:style-name="P14">}</text:p>
          </table:table-cell>
        </table:table-row>
      </table:table>
      <text:p text:style-name="P37"><text:reference-mark-start text:name="Code Sample 2"/><text:span text:style-name="T38">Code Sample 2</text:span><text:reference-mark-end text:name="Code Sample 2"/><text:span text:style-name="T38">: M</text:span><text:span text:style-name="Source_20_Text"><text:span text:style-name="T23">onte carlo estimation of </text:span></text:span><text:bookmark text:name="monte-carlo-estimation-of-π7"/><text:span text:style-name="Source_20_Text"><text:span text:style-name="T24">π</text:span></text:span><text:span text:style-name="T24"> using random distribution.</text:span></text:p>
      <text:p text:style-name="P47">These generated bytes are written to a file and sent to the producer using one of the process communication methods. The pipe communication method requires the use of standard input / output to send data from producer to consumer. The socket communication method creates a TCP socket connection between the producer and consumer. The message communication method uses a synchronous channel to pass data between producer and consumer. The shared memory communication creates an atomic variable to hold data that the producer and consumer can use to pass data.</text:p>
      <text:h text:style-name="Heading_20_3" text:outline-level="3">Consumer</text:h>
      <text:p text:style-name="P47">The consumer process reads in the data using the process communication methods. It writes the received data to a file that will be compared to the producer output file to verify accuracy.</text:p>
      <text:h text:style-name="Heading_20_3" text:outline-level="3">Communication Method Designs</text:h>
      <text:h text:style-name="Heading_20_4" text:outline-level="4">Pipe Communication</text:h>
      <text:p text:style-name="P41">For the pipe communication I used the <text:span text:style-name="T30">process</text:span> module from the standard library to create a child process in the producer. <text:reference-ref text:reference-format="text" text:ref-name="Code Sample 3">Code Sample 3</text:reference-ref> <text:span text:style-name="T39">shows the Unix sh program being executed with specific arguments. By chaining the methods </text:span><text:span text:style-name="T41">output()</text:span><text:span text:style-name="T39">, </text:span><text:span text:style-name="T41">stdin()</text:span><text:span text:style-name="T39">, </text:span><text:span text:style-name="T41">stdout()</text:span><text:span text:style-name="T39">, or </text:span><text:span text:style-name="T41">stderr()</text:span><text:span text:style-name="T39"> onto the new </text:span><text:span text:style-name="T41">Command</text:span><text:span text:style-name="T39"> the resulting output variable can then be used to read from or write to the pipe of the child process.</text:span></text:p>
      <table:table table:name="Table3" table:style-name="Table3">
        <table:table-column table:style-name="Table3.A"/>
        <table:table-row>
          <table:table-cell table:style-name="Table3.A1" office:value-type="string">
            <text:p text:style-name="P16">use std::process::Command;</text:p>
            <text:p text:style-name="P10"/>
            <text:p text:style-name="P10">let output = Command::new("sh")</text:p>
            <text:p text:style-name="P10"><text:s text:c="21"/>.arg("-c")</text:p>
            <text:p text:style-name="P10"><text:s text:c="21"/>.arg("echo hello")</text:p>
            <text:p text:style-name="P10"><text:s text:c="21"/>.output()</text:p>
            <text:p text:style-name="P10"><text:s text:c="21"/>.unwrap_or_else(|e| { panic!("failed to execute process: {}", e) });</text:p>
            <text:p text:style-name="P15">let hello = output.stdout;</text:p>
          </table:table-cell>
        </table:table-row>
      </table:table>
      <text:p text:style-name="P38"><text:reference-mark-start text:name="Code Sample 3"/>Code Sample 3<text:reference-mark-end text:name="Code Sample 3"/>: Example of executing an external process.</text:p>
      <text:p text:style-name="P42"/>
      <text:h text:style-name="Heading_20_4" text:outline-level="4">Socket Communication</text:h>
      <text:p text:style-name="P8">I chose the client socket to act as the producer and the server socket to act as the consumer. <text:span text:style-name="T45">Rust includes socket communication in the </text:span><text:span text:style-name="T42">net</text:span><text:span text:style-name="T45"> module of the standard library.</text:span></text:p>
      <text:h text:style-name="Heading_20_4" text:outline-level="4"><text:soft-page-break/>Message Communication</text:h>
      <text:p text:style-name="P43">For message communication <text:span text:style-name="T47">I chose to use the Multi Producer Single Consumer (</text:span><text:span text:style-name="T43">mpsc</text:span><text:span text:style-name="T47">) module from the standard library. In </text:span><text:span text:style-name="T47"><text:reference-ref text:reference-format="text" text:ref-name="Code Sample 4">Code Sample 4</text:reference-ref></text:span><text:span text:style-name="T47"> an example from the Rust documentation shows how to use the </text:span><text:span text:style-name="T43">sync_channel</text:span><text:span text:style-name="T47"> function to create a sender and receiver that can communicate over the channel between threads. The </text:span><text:span text:style-name="T43">sync_channel</text:span><text:span text:style-name="T47"> function takes a size argument that specifies the size of the buffer between the channels. When this internal buffer is full future </text:span><text:span text:style-name="T43">send</text:span><text:span text:style-name="T47"> requests on the channel will be blocked.</text:span></text:p>
      <table:table table:name="Table8" table:style-name="Table8">
        <table:table-column table:style-name="Table8.A"/>
        <table:table-row>
          <table:table-cell table:style-name="Table8.A1" office:value-type="string">
            <text:p text:style-name="P36">use std::sync::mpsc::sync_channel;</text:p>
            <text:p text:style-name="Preformatted_20_Text">use std::thread;</text:p>
            <text:p text:style-name="Preformatted_20_Text"/>
            <text:p text:style-name="Preformatted_20_Text">let (tx, rx) = sync_channel(1);</text:p>
            <text:p text:style-name="Preformatted_20_Text"/>
            <text:p text:style-name="Preformatted_20_Text">// this returns immediately</text:p>
            <text:p text:style-name="Preformatted_20_Text">tx.send(1).unwrap();</text:p>
            <text:p text:style-name="Preformatted_20_Text"/>
            <text:p text:style-name="Preformatted_20_Text">thread::spawn(move|| {</text:p>
            <text:p text:style-name="Preformatted_20_Text"><text:s text:c="4"/>// this will block until the previous message has been received</text:p>
            <text:p text:style-name="Preformatted_20_Text"><text:s text:c="4"/>tx.send(2).unwrap();</text:p>
            <text:p text:style-name="P14">});</text:p>
          </table:table-cell>
        </table:table-row>
      </table:table>
      <text:p text:style-name="P37"><text:reference-mark-start text:name="Code Sample 4"/>Code Sample <text:span text:style-name="T46">4</text:span><text:reference-mark-end text:name="Code Sample 4"/>: Example of executing an external process.</text:p>
      <text:h text:style-name="Heading_20_2" text:outline-level="2"><text:span text:style-name="T47">My </text:span>Code</text:h>
      <text:h text:style-name="P27" text:outline-level="3">Pipe Communication</text:h>
      <text:p text:style-name="P44"><text:span text:style-name="T49">The implementation of the p</text:span>roducer process <text:span text:style-name="T48">using pipes creates a file to track the produced data. It then loads an output buffer array with random bytes. In the next code block a child process is created to execute the external consumer program. This parent producer process holds a reference to the standard input of the child consumer process. The producer process writes the 100 randomly generated bytes, that are stored in the buffer, using this standard input pipe to the consumer process. Finally, the producer process writes out the same buffer to the file created at the beginning of the </text:span><text:span text:style-name="T44">main</text:span><text:span text:style-name="T48"> function.</text:span></text:p>
      <table:table table:name="Table1" table:style-name="Table1">
        <table:table-column table:style-name="Table1.A"/>
        <table:table-row>
          <table:table-cell table:style-name="Table1.A1" office:value-type="string">
            <text:p text:style-name="P29">extern crate rand;</text:p>
            <text:p text:style-name="P29"/>
            <text:p text:style-name="P29">use rand::distributions::{IndependentSample, Range};</text:p>
            <text:p text:style-name="P29">use std::process::{Command, Stdio};</text:p>
            <text:p text:style-name="P29">use std::io::{BufWriter};</text:p>
            <text:p text:style-name="P29">use std::io::prelude::*;</text:p>
            <text:p text:style-name="P29">use std::fs::File;</text:p>
            <text:p text:style-name="P29"/>
            <text:p text:style-name="P29">fn main() {</text:p>
            <text:p text:style-name="P29"><text:s text:c="4"/>let f = File::create("pipe_producer_out.txt")</text:p>
            <text:p text:style-name="P29"><text:s text:c="8"/>.ok()</text:p>
            <text:p text:style-name="P29"><text:s text:c="8"/>.expect("Failed to create file.");</text:p>
            <text:p text:style-name="P29"><text:s text:c="4"/>let mut writer = BufWriter::new(f);</text:p>
            <text:p text:style-name="P29"><text:s text:c="4"/>let r = Range::new(0x21, 0x7E);</text:p>
            <text:p text:style-name="P29"><text:s text:c="4"/>let mut rng = rand::thread_rng();</text:p>
            <text:p text:style-name="P29"><text:s text:c="4"/>let out_buf = &amp;mut [0u8; 100];</text:p>
            <text:p text:style-name="P29"><text:s text:c="4"/>for item in out_buf.iter_mut() {</text:p>
            <text:p text:style-name="P29"><text:soft-page-break/><text:s text:c="8"/>*item = r.ind_sample(&amp;mut rng);</text:p>
            <text:p text:style-name="P29"><text:s text:c="4"/>}</text:p>
            <text:p text:style-name="P29"><text:s text:c="4"/>{</text:p>
            <text:p text:style-name="P29"><text:s text:c="8"/>let mut child = Command::new("pipe-consumer")</text:p>
            <text:p text:style-name="P29"><text:s text:c="12"/>.stdin(Stdio::piped())</text:p>
            <text:p text:style-name="P29"><text:s text:c="12"/>.spawn()</text:p>
            <text:p text:style-name="P29"><text:s text:c="12"/>.unwrap_or_else(|e| </text:p>
            <text:p text:style-name="P29"><text:s text:c="16"/>{ panic!("failed to execute process: {}", e) });</text:p>
            <text:p text:style-name="P29"/>
            <text:p text:style-name="P29"><text:s text:c="8"/>let child_in = child.stdin.as_mut().unwrap();</text:p>
            <text:p text:style-name="P29"><text:s text:c="8"/>child_in.write(&amp;mut out_buf[..])</text:p>
            <text:p text:style-name="P29"><text:s text:c="12"/>.ok()</text:p>
            <text:p text:style-name="P29"><text:s text:c="12"/>.expect("Failed to write to child process.");</text:p>
            <text:p text:style-name="P29"><text:s text:c="8"/>writer.write(&amp;mut out_buf[..])</text:p>
            <text:p text:style-name="P29"><text:s text:c="12"/>.ok()</text:p>
            <text:p text:style-name="P29"><text:s text:c="12"/>.expect("Failed to write to file.");</text:p>
            <text:p text:style-name="P29"><text:s text:c="4"/>}</text:p>
            <text:p text:style-name="P29">}</text:p>
          </table:table-cell>
        </table:table-row>
      </table:table>
      <text:p text:style-name="Text_20_body"><text:line-break/><text:span text:style-name="T49">The implementation of the consumer process is shorter because the consumer process is only reading from its own standard input. Like the producer an output file is created to track the data the consumer receives. An input buffer array is created to read in the bytes from standard input. Once the input buffer is full it is written out to the file.</text:span></text:p>
      <table:table table:name="Table2" table:style-name="Table2">
        <table:table-column table:style-name="Table2.A"/>
        <table:table-row>
          <table:table-cell table:style-name="Table2.A1" office:value-type="string">
            <text:p text:style-name="P31">use std::io;</text:p>
            <text:p text:style-name="P31">use std::io::BufWriter;</text:p>
            <text:p text:style-name="P31">use std::io::prelude::*;</text:p>
            <text:p text:style-name="P31">use std::fs::File;</text:p>
            <text:p text:style-name="P31"/>
            <text:p text:style-name="P31">fn main() {</text:p>
            <text:p text:style-name="P31"><text:s text:c="4"/>let in_buf = &amp;mut [0; 100]; </text:p>
            <text:p text:style-name="P31"><text:s text:c="4"/>let f = File::create("pipe_consumer_in.txt")</text:p>
            <text:p text:style-name="P31"><text:s text:c="12"/>.ok()</text:p>
            <text:p text:style-name="P31"><text:s text:c="12"/>.expect("Failed to create file.");</text:p>
            <text:p text:style-name="P31"><text:s text:c="4"/>let mut writer = BufWriter::new(f);</text:p>
            <text:p text:style-name="P31"><text:s text:c="4"/>{</text:p>
            <text:p text:style-name="P31"><text:s text:c="8"/>io::stdin().read(&amp;mut in_buf[..]).unwrap();</text:p>
            <text:p text:style-name="P31"><text:s text:c="8"/>writer.write(&amp;in_buf[..])</text:p>
            <text:p text:style-name="P31"><text:s text:c="16"/>.ok()</text:p>
            <text:p text:style-name="P31"><text:s text:c="16"/>.expect("Failed to write to file.");</text:p>
            <text:p text:style-name="P31"><text:s text:c="4"/>}</text:p>
            <text:p text:style-name="P30">}</text:p>
          </table:table-cell>
        </table:table-row>
      </table:table>
      <text:p text:style-name="Preformatted_20_Text"/>
      <text:h text:style-name="P27" text:outline-level="3">Socket Communication</text:h>
      <text:p text:style-name="P45"/>
      <text:h text:style-name="Heading_20_3" text:outline-level="3">Message C<text:span text:style-name="T50">ommunication</text:span></text:h>
      <text:p text:style-name="Text_20_body"/>
      <text:h text:style-name="Heading_20_2" text:outline-level="2"><text:soft-page-break/>Results</text:h>
      <text:h text:style-name="P27" text:outline-level="3">Pipe Communication</text:h>
      <text:p text:style-name="P46">Output file diff</text:p>
      <table:table table:name="Table9" table:style-name="Table9">
        <table:table-column table:style-name="Table9.A"/>
        <table:table-row>
          <table:table-cell table:style-name="Table9.A1" office:value-type="string">
            <text:p text:style-name="P33">RdhmX=B+CcxC_Gs}X?)Jt?Z\xU[V1Ut2$9dn[tw1*kS.Yx8v{!D'}wEwj#j!"ZG]$&gt;*&amp;3xC(:+@d.&amp;i]k{7&lt;,/n6_[\*C2J,ot=)</text:p>
          </table:table-cell>
        </table:table-row>
      </table:table>
      <text:p text:style-name="P25"/>
      <table:table table:name="Table10" table:style-name="Table10">
        <table:table-column table:style-name="Table10.A"/>
        <table:table-row>
          <table:table-cell table:style-name="Table10.A1" office:value-type="string">
            <text:p text:style-name="P33">RdhmX=B+CcxC_Gs}X?)Jt?Z\xU[V1Ut2$9dn[tw1*kS.Yx8v{!D'}wEwj#j!"ZG]$&gt;*&amp;3xC(:+@d.&amp;i]k{7&lt;,/n6_[\*C2J,ot=)</text:p>
          </table:table-cell>
        </table:table-row>
      </table:table>
      <text:p text:style-name="P46"/>
      <text:h text:style-name="P27" text:outline-level="3">Socket Communication</text:h>
      <text:p text:style-name="P46">Output file diff</text:p>
      <table:table table:name="Table11" table:style-name="Table11">
        <table:table-column table:style-name="Table11.A"/>
        <table:table-row>
          <table:table-cell table:style-name="Table11.A1" office:value-type="string">
            <text:p text:style-name="P34">\bo-XDAWt8aJ(IG=zyoz=;ljBf6@wr%KS3)@;YJC_%AMogFQR]1QlVspop8H!O0@pr?,eme!.z9!4&gt;x5KR$LX76rC5}o9!bhI+n.</text:p>
          </table:table-cell>
        </table:table-row>
      </table:table>
      <text:p text:style-name="P25"/>
      <table:table table:name="Table12" table:style-name="Table12">
        <table:table-column table:style-name="Table12.A"/>
        <table:table-row>
          <table:table-cell table:style-name="Table12.A1" office:value-type="string">
            <text:p text:style-name="P34">\bo-XDAWt8aJ(IG=zyoz=;ljBf6@wr%KS3)@;YJC_%AMogFQR]1QlVspop8H!O0@pr?,eme!.z9!4&gt;x5KR$LX76rC5}o9!bhI+n.</text:p>
          </table:table-cell>
        </table:table-row>
      </table:table>
      <text:p text:style-name="P46"/>
      <text:h text:style-name="P28" text:outline-level="3">Message Communication</text:h>
      <text:p text:style-name="P46">Output file diff</text:p>
      <table:table table:name="Table13" table:style-name="Table13">
        <table:table-column table:style-name="Table13.A"/>
        <table:table-row>
          <table:table-cell table:style-name="Table13.A1" office:value-type="string">
            <text:p text:style-name="P32">u</text:p>
          </table:table-cell>
        </table:table-row>
      </table:table>
      <text:p text:style-name="P25"/>
      <table:table table:name="Table14" table:style-name="Table14">
        <table:table-column table:style-name="Table14.A"/>
        <table:table-row>
          <table:table-cell table:style-name="Table14.A1" office:value-type="string">
            <text:p text:style-name="P32">u</text:p>
          </table:table-cell>
        </table:table-row>
      </table:table>
      <text:p text:style-name="P46"/>
      <text:h text:style-name="Heading_20_2" text:outline-level="2">Conclusion</text:h>
      <text:p text:style-name="Text_20_body"/>
      <text:h text:style-name="P40" text:outline-level="2">Sources</text:h>
      <text:list xml:id="list5864912500888123693" text:style-name="L1">
        <text:list-item>
          <text:p text:style-name="P18"><text:bookmark-start text:name="__RefHeading__3_1716983057"/><text:span text:style-name="T8">"Rust", Progopedia, accessed 9/29/2015, &lt;</text:span><text:a xlink:type="simple" xlink:href="http://progopedia.com/language/rust/" text:style-name="Internet_20_link" text:visited-style-name="Visited_20_Internet_20_Link">http://progopedia.com/language/rust/</text:a><text:span text:style-name="T8">&gt;</text:span><text:bookmark-end text:name="__RefHeading__3_1716983057"/></text:p>
        </text:list-item>
        <text:list-item>
          <text:p text:style-name="P19"><text:bookmark-start text:name="__RefHeading__15_1716983057"/>"Cargo Guide", Cargo, accessed 9/29/2015, &lt;<text:a xlink:type="simple" xlink:href="http://doc.crates.io/guide.html" text:style-name="Internet_20_link" text:visited-style-name="Visited_20_Internet_20_Link">http://doc.crates.io/guide.html</text:a>&gt;<text:bookmark-end text:name="__RefHeading__15_1716983057"/></text:p>
        </text:list-item>
        <text:list-item>
          <text:p text:style-name="P20"><text:bookmark-start text:name="__RefHeading__547_1797936437"/>"<text:span text:style-name="T36">Rust Documentation", Rust, accessed 9/29/2015, &lt;</text:span><text:a xlink:type="simple" xlink:href="https://doc.rust-lang.org/" text:style-name="Internet_20_link" text:visited-style-name="Visited_20_Internet_20_Link"><text:span text:style-name="T36">https://doc.rust-lang.org/</text:span></text:a><text:span text:style-name="T36">&gt;</text:span><text:bookmark-end text:name="__RefHeading__547_1797936437"/></text:p>
        </text:list-item>
        <text:list-item>
          <text:p text:style-name="P20"><text:bookmark-start text:name="__RefHeading__557_1797936437"/>"<text:span text:style-name="T36">The Rust Programming Language", Rust, accessed 9/29/2015, &lt;</text:span><text:a xlink:type="simple" xlink:href="https://doc.rust-lang.org/book/" text:style-name="Internet_20_link" text:visited-style-name="Visited_20_Internet_20_Link"><text:span text:style-name="T36">https://doc.rust-lang.org/book/</text:span></text:a><text:span text:style-name="T36">&gt;</text:span><text:bookmark-end text:name="__RefHeading__557_1797936437"/></text:p>
        </text:list-item>
        <text:list-item>
          <text:p text:style-name="P22">"<text:span text:style-name="T35">The Rust Reference", Rust, accessed 9/29/2015, &lt;</text:span><text:a xlink:type="simple" xlink:href="http://doc.rust-lang.org/reference.html" text:style-name="Internet_20_link" text:visited-style-name="Visited_20_Internet_20_Link"><text:span text:style-name="T35">http://doc.rust-lang.org/reference.html</text:span></text:a><text:span text:style-name="T35">&gt;</text:span></text:p>
        </text:list-item>
        <text:list-item>
          <text:p text:style-name="P21">"<text:span text:style-name="T37">Rust by Example", Rust, accessed 9/29/2015, &lt;</text:span><text:a xlink:type="simple" xlink:href="http://rustbyexample.com/" text:style-name="Internet_20_link" text:visited-style-name="Visited_20_Internet_20_Link"><text:span text:style-name="T37">http://rustbyexample.com</text:span></text:a><text:span text:style-name="T37">&gt;</text:span></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style:paragraph-properties fo:margin-top="0in" fo:margin-bottom="0in" loext: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able">
      <style:text-properties officeooo:rsid="001225a7"/>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1d6e" officeooo:paragraph-rsid="000a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than Jent</text:p>
        <text:p text:style-name="MP1">CEG 4350 Project</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9H59M40S</meta:editing-duration>
    <meta:editing-cycles>61</meta:editing-cycles>
    <meta:generator>LibreOffice/5.0.2.2$Windows_X86_64 LibreOffice_project/37b43f919e4de5eeaca9b9755ed688758a8251fe</meta:generator>
    <dc:date>2015-12-07T23:11:16.866000000</dc:date>
    <meta:document-statistic meta:table-count="14" meta:image-count="0" meta:object-count="0" meta:page-count="7" meta:paragraph-count="158" meta:word-count="1591" meta:character-count="11079" meta:non-whitespace-character-count="9201"/>
    <meta:user-defined meta:name="Info 1"/>
    <meta:user-defined meta:name="Info 2"/>
    <meta:user-defined meta:name="Info 3"/>
    <meta:user-defined meta:name="Info 4"/>
  </office:meta>
</office:document-meta>
</file>